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9"/>
        <table:table-column table:style-name="co3" table:default-cell-style-name="ce12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ocation</text:p>
          </table:table-cell>
          <table:table-cell table:style-name="ce17" table:number-columns-repeated="1013"/>
        </table:table-row>
        <table:table-row table:style-name="ro2">
          <table:table-cell table:style-name="ce2" office:value-type="string" calcext:value-type="string">
            <text:p><text:s/>SAFETY BELTS , HELMETS (DRUM INSIDE) <text:s/>.</text:p>
          </table:table-cell>
          <table:table-cell office:value-type="float" office:value="77755" calcext:value-type="float">
            <text:p>77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VACCUME GUAGE METER <text:s/>Art. No. 88681</text:p>
          </table:table-cell>
          <table:table-cell office:value-type="float" office:value="88683" calcext:value-type="float">
            <text:p>88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VACCUME INSPECTION GLASS <text:s/>.</text:p>
          </table:table-cell>
          <table:table-cell office:value-type="float" office:value="88681" calcext:value-type="float">
            <text:p>88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ROPE <text:s/>10mm .</text:p>
          </table:table-cell>
          <table:table-cell table:style-name="ce10" office:value-type="float" office:value="77763" calcext:value-type="float">
            <text:p>77763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IR COMPRESSOR <text:s/>.</text:p>
          </table:table-cell>
          <table:table-cell office:value-type="float" office:value="78293" calcext:value-type="float">
            <text:p>78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IR COMPRESSOR <text:s/>Set.</text:p>
          </table:table-cell>
          <table:table-cell office:value-type="float" office:value="78296" calcext:value-type="float">
            <text:p>7829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UMINUM ANGEL 0.4MTR <text:s/></text:p>
          </table:table-cell>
          <table:table-cell office:value-type="float" office:value="77740" calcext:value-type="float">
            <text:p>77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UMINUM ANGEL 01 MTR </text:p>
          </table:table-cell>
          <table:table-cell office:value-type="float" office:value="77741" calcext:value-type="float">
            <text:p>77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LUMINUM ANGEL 02MTR, </text:p>
          </table:table-cell>
          <table:table-cell office:value-type="float" office:value="77742" calcext:value-type="float">
            <text:p>777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nd it <text:s/>tool</text:p>
          </table:table-cell>
          <table:table-cell office:value-type="float" office:value="65799" calcext:value-type="float">
            <text:p>65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ND SAW Art. No.88880 <text:s/>.</text:p>
          </table:table-cell>
          <table:table-cell office:value-type="float" office:value="88880" calcext:value-type="float">
            <text:p>8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ox for tools with belts</text:p>
          </table:table-cell>
          <table:table-cell table:style-name="ce10" office:value-type="float" office:value="78292" calcext:value-type="float">
            <text:p>78292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BLE INSULATION GRINDING Art. No. 88964 <text:s/>.</text:p>
          </table:table-cell>
          <table:table-cell office:value-type="float" office:value="88964" calcext:value-type="float">
            <text:p>88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BLE PULLER 0.5 T <text:s/>.</text:p>
          </table:table-cell>
          <table:table-cell office:value-type="float" office:value="79114" calcext:value-type="float">
            <text:p>79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ble Striping Knife </text:p>
          </table:table-cell>
          <table:table-cell table:style-name="ce10" office:value-type="float" office:value="4539" calcext:value-type="float">
            <text:p>4539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ble Striping Knife Brugg Type</text:p>
          </table:table-cell>
          <table:table-cell table:style-name="ce10" office:value-type="float" office:value="4627" calcext:value-type="float">
            <text:p>4627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IN TENSION <text:s/>250 KG <text:s/>. <text:s text:c="3"/></text:p>
          </table:table-cell>
          <table:table-cell office:value-type="float" office:value="77712" calcext:value-type="float">
            <text:p>77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HAIN TENSION <text:s/>500 KG <text:s/>.</text:p>
          </table:table-cell>
          <table:table-cell office:value-type="float" office:value="78300" calcext:value-type="float">
            <text:p>78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POUND MIXER ELECTRIC CX40 <text:s text:c="2"/>.</text:p>
          </table:table-cell>
          <table:table-cell office:value-type="float" office:value="64039" calcext:value-type="float">
            <text:p>64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one knife 45 degree</text:p>
          </table:table-cell>
          <table:table-cell table:style-name="ce10" office:value-type="float" office:value="76367" calcext:value-type="float">
            <text:p>76367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ut knife 10 mm to EH 130</text:p>
          </table:table-cell>
          <table:table-cell table:style-name="ce10" office:value-type="float" office:value="75962" calcext:value-type="float">
            <text:p>75962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LECTRIC HYDRAULIC PUMP <text:s/>850 BAR <text:s/>HAND SWITCH <text:s text:c="2"/>PFISTERER.</text:p>
          </table:table-cell>
          <table:table-cell office:value-type="float" office:value="65416" calcext:value-type="float">
            <text:p>65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vacuating device G 1/4" for sealing end</text:p>
          </table:table-cell>
          <table:table-cell office:value-type="float" office:value="88004" calcext:value-type="float">
            <text:p>8800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XTENSION CORD 230V 33 MTR <text:s/>Art No. 082168 <text:s/>.</text:p>
          </table:table-cell>
          <table:table-cell office:value-type="float" office:value="79197" calcext:value-type="float">
            <text:p>79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lame brust protector for pipe</text:p>
          </table:table-cell>
          <table:table-cell office:value-type="float" office:value="53593" calcext:value-type="float">
            <text:p>53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r Work Panel</text:p>
          </table:table-cell>
          <table:table-cell office:value-type="float" office:value="77756" calcext:value-type="float">
            <text:p>77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rk</text:p>
          </table:table-cell>
          <table:table-cell office:value-type="float" office:value="76631" calcext:value-type="float">
            <text:p>76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UTK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Grooving knife 49/40/5.9mm <text:s/>EH 130</text:p>
          </table:table-cell>
          <table:table-cell table:style-name="ce10" office:value-type="float" office:value="76329" calcext:value-type="float">
            <text:p>76329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Grooving knife EH 130</text:p>
          </table:table-cell>
          <table:table-cell table:style-name="ce10" office:value-type="float" office:value="62521" calcext:value-type="float">
            <text:p>6252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LOGEN LAMP 500W/ 230V Art. No. 8509 .</text:p>
          </table:table-cell>
          <table:table-cell office:value-type="float" office:value="79196" calcext:value-type="float">
            <text:p>79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AMMERING DRILL MACHINE TE 40.</text:p>
          </table:table-cell>
          <table:table-cell office:value-type="float" office:value="77743" calcext:value-type="float">
            <text:p>777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YDRAULIC HAND CRIMPING <text:s/>. <text:s/></text:p>
          </table:table-cell>
          <table:table-cell office:value-type="float" office:value="78277" calcext:value-type="float">
            <text:p>7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ting Torch Flame 9mm</text:p>
          </table:table-cell>
          <table:table-cell office:value-type="float" office:value="53587" calcext:value-type="float">
            <text:p>53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ting Torch Flame 20mm</text:p>
          </table:table-cell>
          <table:table-cell office:value-type="float" office:value="53588" calcext:value-type="float">
            <text:p>53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ting Torch Flame 30mm</text:p>
          </table:table-cell>
          <table:table-cell office:value-type="float" office:value="53589" calcext:value-type="float">
            <text:p>53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ting Torch Flame 40mm</text:p>
          </table:table-cell>
          <table:table-cell office:value-type="float" office:value="53590" calcext:value-type="float">
            <text:p>53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Helmate Blue</text:p>
          </table:table-cell>
          <table:table-cell table:style-name="ce10" office:value-type="float" office:value="77752" calcext:value-type="float">
            <text:p>77752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HEATING TUBE TYPE 150, 250/150 X 980mm 230 VAC, 50-60 Hz,</text:p>
            <text:p>MAX. 400W ACCORDING TO DRAWING , MO1088-0.</text:p>
          </table:table-cell>
          <table:table-cell office:value-type="float" office:value="88279" calcext:value-type="float">
            <text:p>882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HEATING TUBE TYPE 150, 250/150 X 980mm 230 VAC, 50-60 Hz,</text:p>
            <text:p>MAX. 400W ACCORDING TO DRAWING , MO1088-0.</text:p>
          </table:table-cell>
          <table:table-cell office:value-type="float" office:value="88279" calcext:value-type="float">
            <text:p>88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IGH <text:s/>VOLTAGE DISCHARGE <text:s/>STICK ES70 <text:s/>.</text:p>
          </table:table-cell>
          <table:table-cell office:value-type="float" office:value="77758" calcext:value-type="float">
            <text:p>77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IGH VOLTAGE TESTER PGK 25 <text:s/>.</text:p>
          </table:table-cell>
          <table:table-cell office:value-type="float" office:value="77757" calcext:value-type="float">
            <text:p>77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HYDRAULIC COMPRESSION PUMP (PE-172A-M-50-120-220)</text:p>
            <text:p>FOOT SWITCH.</text:p>
          </table:table-cell>
          <table:table-cell office:value-type="float" office:value="76691" calcext:value-type="float">
            <text:p>76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YDRAULIC PIPE <text:s/>2.5 MTR <text:s/>.</text:p>
          </table:table-cell>
          <table:table-cell office:value-type="float" office:value="76693" calcext:value-type="float">
            <text:p>76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YDRAULIC PRESS HEAD <text:s/>35 t <text:s/>.</text:p>
          </table:table-cell>
          <table:table-cell office:value-type="float" office:value="65417" calcext:value-type="float">
            <text:p>65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YDRAULIC PRESS HEAD <text:s/>60 t <text:s/>.</text:p>
          </table:table-cell>
          <table:table-cell table:style-name="ce11" office:value-type="float" office:value="76692" calcext:value-type="float">
            <text:p>76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SULATION PUSHING DEVICE <text:s/>240 - 800 mm <text:s/>Art. No. 88957 <text:s/>.</text:p>
          </table:table-cell>
          <table:table-cell office:value-type="float" office:value="88957" calcext:value-type="float">
            <text:p>88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SULATION PUSHING DEVICE 1000-2500 mm Art. No. 88958 .</text:p>
          </table:table-cell>
          <table:table-cell office:value-type="float" office:value="88958" calcext:value-type="float">
            <text:p>88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SULATION PUSHING DEVICE 1000-2500 mm Art. No. 88958 .</text:p>
          </table:table-cell>
          <table:table-cell office:value-type="float" office:value="88958" calcext:value-type="float">
            <text:p>88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OINT BODY INSTALLATION DEVICE <text:s/>109-129 MM <text:s/>.</text:p>
          </table:table-cell>
          <table:table-cell office:value-type="float" office:value="88475" calcext:value-type="float">
            <text:p>88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OINT BODY INSTALLATION DEVICE (56-109 mm) Art. No. 88475 .</text:p>
          </table:table-cell>
          <table:table-cell office:value-type="float" office:value="88474" calcext:value-type="float">
            <text:p>88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EY CONSITING . SPANNER BOX <text:s/>32 pc <text:s/>.</text:p>
          </table:table-cell>
          <table:table-cell office:value-type="float" office:value="64350" calcext:value-type="float">
            <text:p>64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KZ - 52, 800 Sqmm</text:p>
          </table:table-cell>
          <table:table-cell office:value-type="float" office:value="62272" calcext:value-type="float">
            <text:p>62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KZ - 58 , 1000 Sqmm</text:p>
          </table:table-cell>
          <table:table-cell office:value-type="float" office:value="76148" calcext:value-type="float">
            <text:p>76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KZ-38</text:p>
          </table:table-cell>
          <table:table-cell office:value-type="float" office:value="65418" calcext:value-type="float">
            <text:p>65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KZ-42</text:p>
          </table:table-cell>
          <table:table-cell office:value-type="float" office:value="62270" calcext:value-type="float">
            <text:p>62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KZ-44 630 Sqmm</text:p>
          </table:table-cell>
          <table:table-cell office:value-type="float" office:value="62271" calcext:value-type="float">
            <text:p>62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ADDER .</text:p>
          </table:table-cell>
          <table:table-cell office:value-type="float" office:value="77754" calcext:value-type="float">
            <text:p>77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GBR 25/10 Tape</text:p>
          </table:table-cell>
          <table:table-cell table:style-name="ce10" office:value-type="float" office:value="47983" calcext:value-type="float">
            <text:p>47983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GSR 10 closure</text:p>
          </table:table-cell>
          <table:table-cell table:style-name="ce10" office:value-type="float" office:value="47984" calcext:value-type="float">
            <text:p>47984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S Sheath cutter <text:s/>MS-2000</text:p>
          </table:table-cell>
          <table:table-cell office:value-type="float" office:value="65502" calcext:value-type="float">
            <text:p>65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NIPPEL BOX 1/4" &amp; 3/8" <text:s/>.</text:p>
          </table:table-cell>
          <table:table-cell office:value-type="float" office:value="89358" calcext:value-type="float">
            <text:p>89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YLON SLING 1MTR PURPLE</text:p>
          </table:table-cell>
          <table:table-cell table:style-name="ce10" office:value-type="float" office:value="77746" calcext:value-type="float">
            <text:p>77746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YLON SLING 1TO, 2MTR, Purple</text:p>
          </table:table-cell>
          <table:table-cell table:style-name="ce10" office:value-type="float" office:value="77745" calcext:value-type="float">
            <text:p>77745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YLON SLING 2MTR,PURPLE .</text:p>
          </table:table-cell>
          <table:table-cell table:style-name="ce10" office:value-type="float" office:value="78301" calcext:value-type="float">
            <text:p>7830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NYLON SLING 4 MTR, PURPLE</text:p>
          </table:table-cell>
          <table:table-cell table:style-name="ce10" office:value-type="float" office:value="78303" calcext:value-type="float">
            <text:p>78303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EH 130, NO. 1602-176.</text:p>
          </table:table-cell>
          <table:table-cell office:value-type="float" office:value="88265" calcext:value-type="float">
            <text:p>882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EH 150, NO. 1603-065.</text:p>
          </table:table-cell>
          <table:table-cell office:value-type="float" office:value="88468" calcext:value-type="float">
            <text:p>884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HENNA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S125 <text:s/>.</text:p>
          </table:table-cell>
          <table:table-cell office:value-type="float" office:value="65505" calcext:value-type="float">
            <text:p>65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S150 <text:s/>.</text:p>
          </table:table-cell>
          <table:table-cell office:value-type="float" office:value="65506" calcext:value-type="float">
            <text:p>6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S80 <text:s/>.</text:p>
          </table:table-cell>
          <table:table-cell office:value-type="float" office:value="65504" calcext:value-type="float">
            <text:p>65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SH 130 .</text:p>
          </table:table-cell>
          <table:table-cell office:value-type="float" office:value="65032" calcext:value-type="float">
            <text:p>65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ELING DEVICE MOS SH 80 .</text:p>
          </table:table-cell>
          <table:table-cell office:value-type="float" office:value="65031" calcext:value-type="float">
            <text:p>65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NDULAM SAW .</text:p>
          </table:table-cell>
          <table:table-cell office:value-type="float" office:value="79112" calcext:value-type="float">
            <text:p>79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RPATCH BORD 400/230v x 3</text:p>
          </table:table-cell>
          <table:table-cell office:value-type="float" office:value="77762" calcext:value-type="float">
            <text:p>77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RPATCH BORD 230 V</text:p>
          </table:table-cell>
          <table:table-cell office:value-type="float" office:value="77739" calcext:value-type="float">
            <text:p>77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ipe 100mm Dia</text:p>
          </table:table-cell>
          <table:table-cell office:value-type="float" office:value="62924" calcext:value-type="float">
            <text:p>62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ipe 120mm Dia</text:p>
          </table:table-cell>
          <table:table-cell office:value-type="float" office:value="79145" calcext:value-type="float">
            <text:p>79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ipe 60mm Dia</text:p>
          </table:table-cell>
          <table:table-cell office:value-type="float" office:value="76156" calcext:value-type="float">
            <text:p>76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ipe 75mm Dia</text:p>
          </table:table-cell>
          <table:table-cell office:value-type="float" office:value="76157" calcext:value-type="float">
            <text:p>76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ipe 85mm Dia</text:p>
          </table:table-cell>
          <table:table-cell office:value-type="float" office:value="76158" calcext:value-type="float">
            <text:p>76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ipe 95mm Dia</text:p>
          </table:table-cell>
          <table:table-cell office:value-type="float" office:value="76159" calcext:value-type="float">
            <text:p>76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lier for Ligres Tape</text:p>
          </table:table-cell>
          <table:table-cell table:style-name="ce10" office:value-type="float" office:value="4788" calcext:value-type="float">
            <text:p>478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lug IP44 16 Amp 230V</text:p>
          </table:table-cell>
          <table:table-cell office:value-type="float" office:value="77738" calcext:value-type="float">
            <text:p>77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lug IP44 32 Amp 400V</text:p>
          </table:table-cell>
          <table:table-cell office:value-type="float" office:value="77737" calcext:value-type="float">
            <text:p>77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lug IP44 63 Amp 400V</text:p>
          </table:table-cell>
          <table:table-cell office:value-type="float" office:value="77736" calcext:value-type="float">
            <text:p>77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olyethylene <text:s/>Plier</text:p>
          </table:table-cell>
          <table:table-cell table:style-name="ce10" office:value-type="float" office:value="71706" calcext:value-type="float">
            <text:p>7170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WER DISTRIBUTION T12 23V EXTENSION CORD 230V 02 MTR .</text:p>
          </table:table-cell>
          <table:table-cell office:value-type="float" office:value="77760" calcext:value-type="float">
            <text:p>77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WER DISTRIBUTION T12 23V EXTENSION CORD 230V 05 MTR .</text:p>
          </table:table-cell>
          <table:table-cell office:value-type="float" office:value="77761" calcext:value-type="float">
            <text:p>77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ess insert 35</text:p>
          </table:table-cell>
          <table:table-cell office:value-type="float" office:value="66028" calcext:value-type="float">
            <text:p>66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ane Hose 6m</text:p>
          </table:table-cell>
          <table:table-cell office:value-type="float" office:value="53596" calcext:value-type="float">
            <text:p>53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ulling Stripe TU <text:s/>3 4M</text:p>
          </table:table-cell>
          <table:table-cell table:style-name="ce10" office:value-type="float" office:value="76354" calcext:value-type="float">
            <text:p>76354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 - 43</text:p>
          </table:table-cell>
          <table:table-cell office:value-type="float" office:value="62009" calcext:value-type="float">
            <text:p>6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 - 49</text:p>
          </table:table-cell>
          <table:table-cell office:value-type="float" office:value="76697" calcext:value-type="float">
            <text:p>76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 - 54</text:p>
          </table:table-cell>
          <table:table-cell office:value-type="float" office:value="76695" calcext:value-type="float">
            <text:p>76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 - 68</text:p>
          </table:table-cell>
          <table:table-cell office:value-type="float" office:value="65983" calcext:value-type="float">
            <text:p>65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 -61</text:p>
          </table:table-cell>
          <table:table-cell office:value-type="float" office:value="62011" calcext:value-type="float">
            <text:p>6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REW BOX ( BLACK BOX) <text:s/>.</text:p>
          </table:table-cell>
          <table:table-cell office:value-type="float" office:value="77759" calcext:value-type="float">
            <text:p>77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ackle2.0 </text:p>
          </table:table-cell>
          <table:table-cell office:value-type="float" office:value="77750" calcext:value-type="float">
            <text:p>77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LICONE OIL Pump <text:s text:c="2"/>.</text:p>
          </table:table-cell>
          <table:table-cell office:value-type="float" office:value="88000" calcext:value-type="float">
            <text:p>8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LICONE OIL PUMP FOR GIS <text:s/>.</text:p>
          </table:table-cell>
          <table:table-cell office:value-type="float" office:value="88010" calcext:value-type="float">
            <text:p>88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K - 58 </text:p>
          </table:table-cell>
          <table:table-cell office:value-type="float" office:value="62016" calcext:value-type="float">
            <text:p>6201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eed t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K - 60</text:p>
          </table:table-cell>
          <table:table-cell office:value-type="float" office:value="76698" calcext:value-type="float">
            <text:p>76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K - 65</text:p>
          </table:table-cell>
          <table:table-cell office:value-type="float" office:value="65980" calcext:value-type="float">
            <text:p>65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K - 70</text:p>
          </table:table-cell>
          <table:table-cell office:value-type="float" office:value="62017" calcext:value-type="float">
            <text:p>6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K - 75</text:p>
          </table:table-cell>
          <table:table-cell office:value-type="float" office:value="62608" calcext:value-type="float">
            <text:p>62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K - 80</text:p>
          </table:table-cell>
          <table:table-cell office:value-type="float" office:value="64413" calcext:value-type="float">
            <text:p>64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ldring torch small size Bormann PLS 3</text:p>
          </table:table-cell>
          <table:table-cell office:value-type="float" office:value="76160" calcext:value-type="float">
            <text:p>76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ldring torch small size Bormann PLS 5</text:p>
          </table:table-cell>
          <table:table-cell office:value-type="float" office:value="76161" calcext:value-type="float">
            <text:p>76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pan set box 1M</text:p>
          </table:table-cell>
          <table:table-cell office:value-type="float" office:value="77744" calcext:value-type="float">
            <text:p>77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 UT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panner box set <text:s/>2m</text:p>
          </table:table-cell>
          <table:table-cell office:value-type="float" office:value="78310" calcext:value-type="float">
            <text:p>78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peare belt for MOS S150</text:p>
          </table:table-cell>
          <table:table-cell table:style-name="ce10" office:value-type="float" office:value="77715" calcext:value-type="float">
            <text:p>77715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peare belt for MOS S125</text:p>
          </table:table-cell>
          <table:table-cell table:style-name="ce10" office:value-type="float" office:value="77714" calcext:value-type="float">
            <text:p>77714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peare belt for MOS S80</text:p>
          </table:table-cell>
          <table:table-cell table:style-name="ce10" office:value-type="float" office:value="77713" calcext:value-type="float">
            <text:p>77713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fflamp dulux 18 w</text:p>
          </table:table-cell>
          <table:table-cell office:value-type="float" office:value="78312" calcext:value-type="float">
            <text:p>78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fflamp dulux 40 w</text:p>
          </table:table-cell>
          <table:table-cell office:value-type="float" office:value="78311" calcext:value-type="float">
            <text:p>78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ESS CONE PULLING DEVICE Art. No. 88299 for TERMINATIONS.</text:p>
          </table:table-cell>
          <table:table-cell office:value-type="float" office:value="88299" calcext:value-type="float">
            <text:p>88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OOL BOX TYPE LISTA (BIG TOOL BOX) .</text:p>
          </table:table-cell>
          <table:table-cell table:style-name="ce11" office:value-type="float" office:value="77776" calcext:value-type="float">
            <text:p>77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orch grip 3/8"</text:p>
          </table:table-cell>
          <table:table-cell office:value-type="float" office:value="53584" calcext:value-type="float">
            <text:p>53584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EED TO CHEC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wo way outlet3/8"</text:p>
          </table:table-cell>
          <table:table-cell office:value-type="float" office:value="53600" calcext:value-type="float">
            <text:p>53600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EED TO CHEC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accume cleaner <text:s/>full <text:s/>.</text:p>
          </table:table-cell>
          <table:table-cell office:value-type="float" office:value="78313" calcext:value-type="float">
            <text:p>78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accume cleaner accessories <text:s/>full <text:s/>.</text:p>
          </table:table-cell>
          <table:table-cell office:value-type="float" office:value="77748" calcext:value-type="float">
            <text:p>77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ACUME PUMP <text:s/>SINGEL PHASE <text:s/>Art no. 88682 <text:s/>.</text:p>
          </table:table-cell>
          <table:table-cell office:value-type="float" office:value="88682" calcext:value-type="float">
            <text:p>88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ACUME PUMP <text:s/>THREE PHASE <text:s text:c="2"/>Art No. 88662 <text:s/>.</text:p>
          </table:table-cell>
          <table:table-cell office:value-type="float" office:value="88662" calcext:value-type="float">
            <text:p>88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Vest Jacket <text:s/>L size</text:p>
          </table:table-cell>
          <table:table-cell table:style-name="ce10" office:value-type="float" office:value="77751" calcext:value-type="float">
            <text:p>7775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Vest Jacket <text:s/>M size</text:p>
          </table:table-cell>
          <table:table-cell table:style-name="ce10" office:value-type="float" office:value="77749" calcext:value-type="float">
            <text:p>77749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nsumab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ooden Bent</text:p>
          </table:table-cell>
          <table:table-cell office:value-type="float" office:value="78289" calcext:value-type="float">
            <text:p>78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xtension Cord 16/5 400V</text:p>
          </table:table-cell>
          <table:table-cell office:value-type="float" office:value="62119" calcext:value-type="float">
            <text:p>62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unting Tools</text:p>
          </table:table-cell>
          <table:table-cell office:value-type="float" office:value="88927" calcext:value-type="float">
            <text:p>88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Hand lamp 230 V</text:p>
          </table:table-cell>
          <table:table-cell office:value-type="float" office:value="78581" calcext:value-type="float">
            <text:p>785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9:08:23.148093994</meta:creation-date>
    <dc:date>2019-09-23T19:09:27.764207028</dc:date>
    <meta:editing-duration>PT1M6S</meta:editing-duration>
    <meta:editing-cycles>1</meta:editing-cycles>
    <meta:document-statistic meta:table-count="1" meta:cell-count="520" meta:object-count="0"/>
    <meta:generator>LibreOffice/6.0.7.3$Linux_X86_64 LibreOffice_project/00m0$Build-3</meta:generator>
  </office:meta>
</office:document-meta>
</file>